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tz.h(没有fitz_stream.h了)</text:p>
      <text:p text:style-name="Standard">#ifndef MLT_ENCRYPT</text:p>
      <text:p text:style-name="Standard">#define MLT_ENCRYPT</text:p>
      <text:p text:style-name="Standard">#endif</text:p>
      <text:p text:style-name="Standard"/>
      <text:p text:style-name="Standard">fitz/res_font.c</text:p>
      <text:p text:style-name="Standard"/>
      <text:p text:style-name="Standard">static int zls_embolden = 20;</text:p>
      <text:p text:style-name="Standard"></text:p>
      <text:p text:style-name="Standard">static void zls_render_embolden(FT_GlyphSlot glyph)</text:p>
      <text:p text:style-name="Standard">{</text:p>
      <text:p text:style-name="Standard"><text:s text:c="8"/>if ( glyph-&gt;format == FT_GLYPH_FORMAT_OUTLINE )</text:p>
      <text:p text:style-name="Standard"><text:s text:c="16"/>FT_Outline_Embolden( &amp;glyph-&gt;outline, zls_embolden);</text:p>
      <text:p text:style-name="Standard">}</text:p>
      <text:p text:style-name="Standard"></text:p>
      <text:p text:style-name="Standard">static int zls_use_mono = 0;</text:p>
      <text:p text:style-name="Standard"></text:p>
      <text:p text:style-name="Standard">static void zls_bitmap_mono(FT_GlyphSlot glyph)</text:p>
      <text:p text:style-name="Standard">{</text:p>
      <text:p text:style-name="Standard"><text:s text:c="8"/>FT_Bitmap bmp;</text:p>
      <text:p text:style-name="Standard"><text:s text:c="8"/>FT_Error fterr;</text:p>
      <text:p text:style-name="Standard"><text:s text:c="8"/>int x, y;</text:p>
      <text:p text:style-name="Standard"></text:p>
      <text:p text:style-name="Standard"><text:s text:c="8"/>if (!zls_use_mono)</text:p>
      <text:p text:style-name="Standard"><text:s text:c="16"/>return;</text:p>
      <text:p text:style-name="Standard"><text:s text:c="8"/>FT_Bitmap_New(&amp;bmp);</text:p>
      <text:p text:style-name="Standard"><text:s text:c="8"/>fterr = FT_Bitmap_Convert(glyph-&gt;library, &amp;glyph-&gt;bitmap, &amp;bmp, 1);</text:p>
      <text:p text:style-name="Standard"><text:s text:c="8"/>fterr = FT_Bitmap_Done(glyph-&gt;library, &amp;glyph-&gt;bitmap);</text:p>
      <text:p text:style-name="Standard"><text:s text:c="8"/>fterr = FT_Bitmap_Copy(glyph-&gt;library, &amp;bmp, &amp;glyph-&gt;bitmap);</text:p>
      <text:p text:style-name="Standard"><text:s text:c="8"/>for (y = 0; y &lt; glyph-&gt;bitmap.rows; ++y) {</text:p>
      <text:p text:style-name="Standard"><text:s text:c="16"/>for (x = 0; x &lt; glyph-&gt;bitmap.width ; ++x) {</text:p>
      <text:p text:style-name="Standard"><text:s/>if (glyph-&gt;bitmap.buffer[y * glyph-&gt;bitmap.width + x]) {</text:p>
      <text:p text:style-name="Standard"><text:s text:c="32"/>glyph-&gt;bitmap.buffer[y * glyph-&gt;bitmap.width + x] = 0xff;</text:p>
      <text:p text:style-name="Standard"><text:s text:c="24"/>}</text:p>
      <text:p text:style-name="Standard"><text:s text:c="16"/>}</text:p>
      <text:p text:style-name="Standard"><text:s text:c="8"/>}</text:p>
      <text:p text:style-name="Standard">}</text:p>
      <text:p text:style-name="Standard"></text:p>
      <text:p text:style-name="Standard">void zls_enable_mono(int enable)</text:p>
      <text:p text:style-name="Standard">{</text:p>
      <text:p text:style-name="Standard"><text:s text:c="8"/>zls_use_mono = enable;</text:p>
      <text:p text:style-name="Standard">}</text:p>
      <text:p text:style-name="Standard"></text:p>
      <text:p text:style-name="Standard"><text:soft-page-break/>void zls_set_embolden(unsigned embolden)</text:p>
      <text:p text:style-name="Standard">{</text:p>
      <text:p text:style-name="Standard"><text:s text:c="8"/>zls_embolden = embolden;</text:p>
      <text:p text:style-name="Standard">}</text:p>
      <text:p text:style-name="Standard"/>
      <text:p text:style-name="Standard">zls_render_embolden(face-&gt;glyph);</text:p>
      <text:p text:style-name="Standard"><text:s text:c="8"/>if (!zls_use_mono)</text:p>
      <text:p text:style-name="Standard"><text:s text:c="16"/>fterr = FT_Render_Glyph(face-&gt;glyph, ft_render_mode_normal);</text:p>
      <text:p text:style-name="Standard"><text:s text:c="8"/>else {</text:p>
      <text:p text:style-name="Standard"><text:s text:c="16"/>fterr = FT_Render_Glyph(face-&gt;glyph, ft_render_mode_mono);</text:p>
      <text:p text:style-name="Standard"><text:s text:c="16"/>zls_bitmap_mono(face-&gt;glyph);</text:p>
      <text:p text:style-name="Standard"><text:s text:c="8"/>}</text:p>
      <text:p text:style-name="Standard"/>
      <text:p text:style-name="Standard">fitz/stm_open.c</text:p>
      <text:p text:style-name="Standard">0.5</text:p>
      <text:p text:style-name="Standard">fz_openrfile</text:p>
      <text:p text:style-name="Standard">0.7</text:p>
      <text:p text:style-name="Standard">fz_openfile</text:p>
      <text:p text:style-name="Standard"/>
      <text:p text:style-name="Standard">fitz/stm_open.c</text:p>
      <text:p text:style-name="Standard">0.5</text:p>
      <text:p text:style-name="Standard">fz_readimp,fz_stream *stm,stm-&gt;kind</text:p>
      <text:p text:style-name="Standard">0.7</text:p>
      <text:p text:style-name="Standard">fz_read,len &gt; count</text:p>
      <text:p text:style-name="Standard">#ifdef MLT_ENCRYPT</text:p>
      <text:p text:style-name="Standard"><text:s text:c="16"/>if (mlt_is_encrypted()) {</text:p>
      <text:p text:style-name="Standard"><text:s text:c="24"/>n = mlt_read_encrypt(stm-&gt;file, buf-&gt;wp, buf-&gt;ep - buf-&gt;wp);</text:p>
      <text:p text:style-name="Standard"><text:s text:c="16"/>} else {</text:p>
      <text:p text:style-name="Standard"><text:s text:c="16"/>// <text:s text:c="5"/>n = read(stm-&gt;file, buf-&gt;wp, buf-&gt;ep - buf-&gt;wp);</text:p>
      <text:p text:style-name="Standard"><text:s text:c="16"/>int n = stm-&gt;read(stm, buf + count, len - count);</text:p>
      <text:p text:style-name="Standard"><text:s text:c="16"/>}</text:p>
      <text:p text:style-name="Standard">#else</text:p>
      <text:p text:style-name="Standard"><text:s text:c="16"/>fprintf(stderr, "offset=%d \n", lseek(stm-&gt;file, 0, SEEK_CUR));</text:p>
      <text:p text:style-name="Standard"><text:s text:c="16"/>//n = read(stm-&gt;file, buf-&gt;wp, buf-&gt;ep - buf-&gt;wp);</text:p>
      <text:p text:style-name="Standard"><text:s text:c="16"/>int n = stm-&gt;read(stm, buf + count, len - count);</text:p>
      <text:p text:style-name="Standard"><text:s text:c="16"/>fprintf(stderr, "read size=%d n=%d \n", buf-&gt;ep - buf-&gt;wp, n);</text:p>
      <text:p text:style-name="Standard">#endif</text:p>
      <text:p text:style-name="Standard"/>
      <text:p text:style-name="Standard">diff -r mupdf/fitzdraw/render.c mupdf-0.5/fitzdraw/render.c</text:p>
      <text:p text:style-name="Standard"/>
      <text:p text:style-name="Standard">0.5有。</text:p>
      <text:p text:style-name="Standard">0.7无此文件。参考fitz/dev_draw.c及其它dev_*.c</text:p>
      <text:p text:style-name="Standard"/>
      <text:p text:style-name="Standard"><text:soft-page-break/>mupdf.h新版本中已经有了typedef。</text:p>
      <text:p text:style-name="Standard"/>
      <text:p text:style-name="Standard">pdf_build.c</text:p>
      <text:p text:style-name="Standard">#ifdef ZLS_OPT</text:p>
      <text:p text:style-name="Standard"><text:s text:c="16"/>if(ucsbuf[0] == '?')</text:p>
      <text:p text:style-name="Standard"><text:s text:c="24"/>ucsbuf[0] = cid;</text:p>
      <text:p text:style-name="Standard">#endif</text:p>
      <text:p text:style-name="Standard"/>
      <text:p text:style-name="Standard">#ifdef ZLS_OPT</text:p>
      <text:p text:style-name="Standard"><text:s text:c="16"/>ucsbuf[0] = cid;</text:p>
      <text:p text:style-name="Standard">#else</text:p>
      <text:p text:style-name="Standard"/>
      <text:p text:style-name="Standard">#endif</text:p>
      <text:p text:style-name="Standard"/>
      <text:p text:style-name="Standard">pdf_unicode.c</text:p>
      <text:p text:style-name="Standard">#ifndef ZLS_OPT</text:p>
      <text:p text:style-name="Standard">#define ZLS_OPT</text:p>
      <text:p text:style-name="Standard">#endif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文泉驿正黑" style:font-size-asian="14pt" style:font-name-complex="文泉驿正黑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23T17:03:00</meta:creation-date>
    <meta:document-statistic meta:table-count="0" meta:image-count="0" meta:object-count="0" meta:page-count="3" meta:paragraph-count="92" meta:word-count="261" meta:character-count="2581"/>
    <dc:date>2010-11-23T17:55:20</dc:date>
    <meta:editing-duration>PT00H06M50S</meta:editing-duration>
    <meta:editing-cycles>1</meta:editing-cycles>
    <meta:generator>OpenOffice.org/3.1$Linux OpenOffice.org_project/310m19$Build-9420</meta:generator>
  </office:meta>
</office:document-meta>
</file>